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9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formula="of:=[.C1]*[.H$1]" office:value-type="float" office:value="0" calcext:value-type="float">
            <text:p>0.00</text:p>
          </table:table-cell>
          <table:table-cell table:formula="of:=[.K$1]*[.C1]" office:value-type="float" office:value="0" calcext:value-type="float">
            <text:p>0.00</text:p>
          </table:table-cell>
          <table:table-cell table:formula="of:=SIN(RADIANS(360*[.$D1]/[.$I$1]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SIN(RADIANS(360*[.$D1]/[.$I$1]))" office:value-type="float" office:value="0" calcext:value-type="float">
            <text:p>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$L$1]/[.$J$1]" office:value-type="float" office:value="200" calcext:value-type="float">
            <text:p>200</text:p>
          </table:table-cell>
          <table:table-cell office:value-type="float" office:value="0.1" calcext:value-type="float">
            <text:p>0.1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table:formula="of:=[.C2]*[.H$1]" office:value-type="float" office:value="0.125643036312513" calcext:value-type="float">
            <text:p>0.13</text:p>
          </table:table-cell>
          <table:table-cell table:formula="of:=[.K$1]*[.C2]" office:value-type="float" office:value="0.314107590781283" calcext:value-type="float">
            <text:p>0.31</text:p>
          </table:table-cell>
          <table:table-cell table:formula="of:=SIN(RADIANS(360*[.D2]/[.$I$1]))" office:value-type="float" office:value="0.0314107590781283" calcext:value-type="float">
            <text:p>0.031410759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peed</text:p>
          </table:table-cell>
          <table:table-cell office:value-type="string" calcext:value-type="string">
            <text:p>周期÷ステップ時間</text:p>
          </table:table-cell>
          <table:table-cell office:value-type="string" calcext:value-type="string">
            <text:p>ステップ時間</text:p>
          </table:table-cell>
          <table:table-cell office:value-type="string" calcext:value-type="string">
            <text:p>max_steer</text:p>
          </table:table-cell>
          <table:table-cell office:value-type="string" calcext:value-type="string">
            <text:p>周期</text:p>
          </table:table-cell>
        </table:table-row>
        <table:table-row table:style-name="ro1">
          <table:table-cell table:formula="of:=[.C3]*[.H$1]" office:value-type="float" office:value="0.251162078117253" calcext:value-type="float">
            <text:p>0.25</text:p>
          </table:table-cell>
          <table:table-cell table:formula="of:=[.K$1]*[.C3]" office:value-type="float" office:value="0.627905195293134" calcext:value-type="float">
            <text:p>0.63</text:p>
          </table:table-cell>
          <table:table-cell table:formula="of:=SIN(RADIANS(360*[.D3]/[.$I$1]))" office:value-type="float" office:value="0.0627905195293134" calcext:value-type="float">
            <text:p>0.0627905195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formula="of:=[.C4]*[.H$1]" office:value-type="float" office:value="0.376433253274057" calcext:value-type="float">
            <text:p>0.38</text:p>
          </table:table-cell>
          <table:table-cell table:formula="of:=[.K$1]*[.C4]" office:value-type="float" office:value="0.941083133185143" calcext:value-type="float">
            <text:p>0.94</text:p>
          </table:table-cell>
          <table:table-cell table:formula="of:=SIN(RADIANS(360*[.D4]/[.$I$1]))" office:value-type="float" office:value="0.0941083133185143" calcext:value-type="float">
            <text:p>0.0941083133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formula="of:=[.C5]*[.H$1]" office:value-type="float" office:value="0.501332934257217" calcext:value-type="float">
            <text:p>0.50</text:p>
          </table:table-cell>
          <table:table-cell table:formula="of:=[.K$1]*[.C5]" office:value-type="float" office:value="1.25333233564304" calcext:value-type="float">
            <text:p>1.25</text:p>
          </table:table-cell>
          <table:table-cell table:formula="of:=SIN(RADIANS(360*[.D5]/[.$I$1]))" office:value-type="float" office:value="0.125333233564304" calcext:value-type="float">
            <text:p>0.1253332336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formula="of:=[.C6]*[.H$1]" office:value-type="float" office:value="0.625737860160923" calcext:value-type="float">
            <text:p>0.63</text:p>
          </table:table-cell>
          <table:table-cell table:formula="of:=[.K$1]*[.C6]" office:value-type="float" office:value="1.56434465040231" calcext:value-type="float">
            <text:p>1.56</text:p>
          </table:table-cell>
          <table:table-cell table:formula="of:=SIN(RADIANS(360*[.D6]/[.$I$1]))" office:value-type="float" office:value="0.156434465040231" calcext:value-type="float">
            <text:p>0.156434465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formula="of:=[.C7]*[.H$1]" office:value-type="float" office:value="0.749525258342899" calcext:value-type="float">
            <text:p>0.75</text:p>
          </table:table-cell>
          <table:table-cell table:formula="of:=[.K$1]*[.C7]" office:value-type="float" office:value="1.87381314585725" calcext:value-type="float">
            <text:p>1.87</text:p>
          </table:table-cell>
          <table:table-cell table:formula="of:=SIN(RADIANS(360*[.D7]/[.$I$1]))" office:value-type="float" office:value="0.187381314585725" calcext:value-type="float">
            <text:p>0.1873813146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formula="of:=[.C8]*[.H$1]" office:value-type="float" office:value="0.87257296558617" calcext:value-type="float">
            <text:p>0.87</text:p>
          </table:table-cell>
          <table:table-cell table:formula="of:=[.K$1]*[.C8]" office:value-type="float" office:value="2.18143241396543" calcext:value-type="float">
            <text:p>2.18</text:p>
          </table:table-cell>
          <table:table-cell table:formula="of:=SIN(RADIANS(360*[.D8]/[.$I$1]))" office:value-type="float" office:value="0.218143241396542" calcext:value-type="float">
            <text:p>0.2181432414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formula="of:=[.C9]*[.H$1]" office:value-type="float" office:value="0.994759548659419" calcext:value-type="float">
            <text:p>0.99</text:p>
          </table:table-cell>
          <table:table-cell table:formula="of:=[.K$1]*[.C9]" office:value-type="float" office:value="2.48689887164855" calcext:value-type="float">
            <text:p>2.49</text:p>
          </table:table-cell>
          <table:table-cell table:formula="of:=SIN(RADIANS(360*[.D9]/[.$I$1]))" office:value-type="float" office:value="0.248689887164855" calcext:value-type="float">
            <text:p>0.2486898872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formula="of:=[.C10]*[.H$1]" office:value-type="float" office:value="1.11596442415692" calcext:value-type="float">
            <text:p>1.12</text:p>
          </table:table-cell>
          <table:table-cell table:formula="of:=[.K$1]*[.C10]" office:value-type="float" office:value="2.78991106039229" calcext:value-type="float">
            <text:p>2.79</text:p>
          </table:table-cell>
          <table:table-cell table:formula="of:=SIN(RADIANS(360*[.D10]/[.$I$1]))" office:value-type="float" office:value="0.278991106039229" calcext:value-type="float">
            <text:p>0.278991106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formula="of:=[.C11]*[.H$1]" office:value-type="float" office:value="1.23606797749979" calcext:value-type="float">
            <text:p>1.24</text:p>
          </table:table-cell>
          <table:table-cell table:formula="of:=[.K$1]*[.C11]" office:value-type="float" office:value="3.09016994374947" calcext:value-type="float">
            <text:p>3.09</text:p>
          </table:table-cell>
          <table:table-cell table:formula="of:=SIN(RADIANS(360*[.D11]/[.$I$1]))" office:value-type="float" office:value="0.309016994374947" calcext:value-type="float">
            <text:p>0.3090169944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formula="of:=[.C12]*[.H$1]" office:value-type="float" office:value="1.35495168098117" calcext:value-type="float">
            <text:p>1.35</text:p>
          </table:table-cell>
          <table:table-cell table:formula="of:=[.K$1]*[.C12]" office:value-type="float" office:value="3.38737920245291" calcext:value-type="float">
            <text:p>3.39</text:p>
          </table:table-cell>
          <table:table-cell table:formula="of:=SIN(RADIANS(360*[.D12]/[.$I$1]))" office:value-type="float" office:value="0.338737920245291" calcext:value-type="float">
            <text:p>0.3387379202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formula="of:=[.C13]*[.H$1]" office:value-type="float" office:value="1.47249821073871" calcext:value-type="float">
            <text:p>1.47</text:p>
          </table:table-cell>
          <table:table-cell table:formula="of:=[.K$1]*[.C13]" office:value-type="float" office:value="3.68124552684678" calcext:value-type="float">
            <text:p>3.68</text:p>
          </table:table-cell>
          <table:table-cell table:formula="of:=SIN(RADIANS(360*[.D13]/[.$I$1]))" office:value-type="float" office:value="0.368124552684678" calcext:value-type="float">
            <text:p>0.3681245527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table:formula="of:=[.C14]*[.H$1]" office:value-type="float" office:value="1.58859156253912" calcext:value-type="float">
            <text:p>1.59</text:p>
          </table:table-cell>
          <table:table-cell table:formula="of:=[.K$1]*[.C14]" office:value-type="float" office:value="3.97147890634781" calcext:value-type="float">
            <text:p>3.97</text:p>
          </table:table-cell>
          <table:table-cell table:formula="of:=SIN(RADIANS(360*[.D14]/[.$I$1]))" office:value-type="float" office:value="0.397147890634781" calcext:value-type="float">
            <text:p>0.3971478906</text:p>
          </table:table-cell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table:formula="of:=[.C15]*[.H$1]" office:value-type="float" office:value="1.70311716626029" calcext:value-type="float">
            <text:p>1.70</text:p>
          </table:table-cell>
          <table:table-cell table:formula="of:=[.K$1]*[.C15]" office:value-type="float" office:value="4.25779291565073" calcext:value-type="float">
            <text:p>4.26</text:p>
          </table:table-cell>
          <table:table-cell table:formula="of:=SIN(RADIANS(360*[.D15]/[.$I$1]))" office:value-type="float" office:value="0.425779291565073" calcext:value-type="float">
            <text:p>0.4257792916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table:formula="of:=[.C16]*[.H$1]" office:value-type="float" office:value="1.81596199895819" calcext:value-type="float">
            <text:p>1.82</text:p>
          </table:table-cell>
          <table:table-cell table:formula="of:=[.K$1]*[.C16]" office:value-type="float" office:value="4.53990499739547" calcext:value-type="float">
            <text:p>4.54</text:p>
          </table:table-cell>
          <table:table-cell table:formula="of:=SIN(RADIANS(360*[.D16]/[.$I$1]))" office:value-type="float" office:value="0.453990499739547" calcext:value-type="float">
            <text:p>0.4539904997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table:formula="of:=[.C17]*[.H$1]" office:value-type="float" office:value="1.92701469640686" calcext:value-type="float">
            <text:p>1.93</text:p>
          </table:table-cell>
          <table:table-cell table:formula="of:=[.K$1]*[.C17]" office:value-type="float" office:value="4.81753674101715" calcext:value-type="float">
            <text:p>4.82</text:p>
          </table:table-cell>
          <table:table-cell table:formula="of:=SIN(RADIANS(360*[.D17]/[.$I$1]))" office:value-type="float" office:value="0.481753674101715" calcext:value-type="float">
            <text:p>0.4817536741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table:formula="of:=[.C18]*[.H$1]" office:value-type="float" office:value="2.03616566300149" calcext:value-type="float">
            <text:p>2.04</text:p>
          </table:table-cell>
          <table:table-cell table:formula="of:=[.K$1]*[.C18]" office:value-type="float" office:value="5.09041415750371" calcext:value-type="float">
            <text:p>5.09</text:p>
          </table:table-cell>
          <table:table-cell table:formula="of:=SIN(RADIANS(360*[.D18]/[.$I$1]))" office:value-type="float" office:value="0.509041415750371" calcext:value-type="float">
            <text:p>0.5090414158</text:p>
          </table:table-cell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table:formula="of:=[.C19]*[.H$1]" office:value-type="float" office:value="2.14330717991599" calcext:value-type="float">
            <text:p>2.14</text:p>
          </table:table-cell>
          <table:table-cell table:formula="of:=[.K$1]*[.C19]" office:value-type="float" office:value="5.35826794978997" calcext:value-type="float">
            <text:p>5.36</text:p>
          </table:table-cell>
          <table:table-cell table:formula="of:=SIN(RADIANS(360*[.D19]/[.$I$1]))" office:value-type="float" office:value="0.535826794978997" calcext:value-type="float">
            <text:p>0.535826795</text:p>
          </table:table-cell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table:formula="of:=[.C20]*[.H$1]" office:value-type="float" office:value="2.24833351140852" calcext:value-type="float">
            <text:p>2.25</text:p>
          </table:table-cell>
          <table:table-cell table:formula="of:=[.K$1]*[.C20]" office:value-type="float" office:value="5.62083377852131" calcext:value-type="float">
            <text:p>5.62</text:p>
          </table:table-cell>
          <table:table-cell table:formula="of:=SIN(RADIANS(360*[.D20]/[.$I$1]))" office:value-type="float" office:value="0.562083377852131" calcext:value-type="float">
            <text:p>0.5620833779</text:p>
          </table:table-cell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table:formula="of:=[.C21]*[.H$1]" office:value-type="float" office:value="2.35114100916989" calcext:value-type="float">
            <text:p>2.35</text:p>
          </table:table-cell>
          <table:table-cell table:formula="of:=[.K$1]*[.C21]" office:value-type="float" office:value="5.87785252292473" calcext:value-type="float">
            <text:p>5.88</text:p>
          </table:table-cell>
          <table:table-cell table:formula="of:=SIN(RADIANS(360*[.D21]/[.$I$1]))" office:value-type="float" office:value="0.587785252292473" calcext:value-type="float">
            <text:p>0.5877852523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table:formula="of:=[.C22]*[.H$1]" office:value-type="float" office:value="2.45162821461191" calcext:value-type="float">
            <text:p>2.45</text:p>
          </table:table-cell>
          <table:table-cell table:formula="of:=[.K$1]*[.C22]" office:value-type="float" office:value="6.12907053652976" calcext:value-type="float">
            <text:p>6.13</text:p>
          </table:table-cell>
          <table:table-cell table:formula="of:=SIN(RADIANS(360*[.D22]/[.$I$1]))" office:value-type="float" office:value="0.612907053652976" calcext:value-type="float">
            <text:p>0.6129070537</text:p>
          </table:table-cell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table:formula="of:=[.C23]*[.H$1]" office:value-type="float" office:value="2.54969595899476" calcext:value-type="float">
            <text:p>2.55</text:p>
          </table:table-cell>
          <table:table-cell table:formula="of:=[.K$1]*[.C23]" office:value-type="float" office:value="6.3742398974869" calcext:value-type="float">
            <text:p>6.37</text:p>
          </table:table-cell>
          <table:table-cell table:formula="of:=SIN(RADIANS(360*[.D23]/[.$I$1]))" office:value-type="float" office:value="0.63742398974869" calcext:value-type="float">
            <text:p>0.6374239897</text:p>
          </table:table-cell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table:formula="of:=[.C24]*[.H$1]" office:value-type="float" office:value="2.64524746129461" calcext:value-type="float">
            <text:p>2.65</text:p>
          </table:table-cell>
          <table:table-cell table:formula="of:=[.K$1]*[.C24]" office:value-type="float" office:value="6.61311865323652" calcext:value-type="float">
            <text:p>6.61</text:p>
          </table:table-cell>
          <table:table-cell table:formula="of:=SIN(RADIANS(360*[.D24]/[.$I$1]))" office:value-type="float" office:value="0.661311865323652" calcext:value-type="float">
            <text:p>0.6613118653</text:p>
          </table:table-cell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table:formula="of:=[.C25]*[.H$1]" office:value-type="float" office:value="2.73818842371475" calcext:value-type="float">
            <text:p>2.74</text:p>
          </table:table-cell>
          <table:table-cell table:formula="of:=[.K$1]*[.C25]" office:value-type="float" office:value="6.84547105928689" calcext:value-type="float">
            <text:p>6.85</text:p>
          </table:table-cell>
          <table:table-cell table:formula="of:=SIN(RADIANS(360*[.D25]/[.$I$1]))" office:value-type="float" office:value="0.684547105928689" calcext:value-type="float">
            <text:p>0.6845471059</text:p>
          </table:table-cell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table:formula="of:=[.C26]*[.H$1]" office:value-type="float" office:value="2.82842712474619" calcext:value-type="float">
            <text:p>2.83</text:p>
          </table:table-cell>
          <table:table-cell table:formula="of:=[.K$1]*[.C26]" office:value-type="float" office:value="7.07106781186547" calcext:value-type="float">
            <text:p>7.07</text:p>
          </table:table-cell>
          <table:table-cell table:formula="of:=SIN(RADIANS(360*[.D26]/[.$I$1]))" office:value-type="float" office:value="0.707106781186547" calcext:value-type="float">
            <text:p>0.7071067812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table:formula="of:=[.C27]*[.H$1]" office:value-type="float" office:value="2.91587450968565" calcext:value-type="float">
            <text:p>2.92</text:p>
          </table:table-cell>
          <table:table-cell table:formula="of:=[.K$1]*[.C27]" office:value-type="float" office:value="7.28968627421411" calcext:value-type="float">
            <text:p>7.29</text:p>
          </table:table-cell>
          <table:table-cell table:formula="of:=SIN(RADIANS(360*[.D27]/[.$I$1]))" office:value-type="float" office:value="0.728968627421411" calcext:value-type="float">
            <text:p>0.7289686274</text:p>
          </table:table-cell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table:formula="of:=[.C28]*[.H$1]" office:value-type="float" office:value="3.00044427852184" calcext:value-type="float">
            <text:p>3.00</text:p>
          </table:table-cell>
          <table:table-cell table:formula="of:=[.K$1]*[.C28]" office:value-type="float" office:value="7.5011106963046" calcext:value-type="float">
            <text:p>7.50</text:p>
          </table:table-cell>
          <table:table-cell table:formula="of:=SIN(RADIANS(360*[.D28]/[.$I$1]))" office:value-type="float" office:value="0.75011106963046" calcext:value-type="float">
            <text:p>0.7501110696</text:p>
          </table:table-cell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table:formula="of:=[.C29]*[.H$1]" office:value-type="float" office:value="3.08205297110316" calcext:value-type="float">
            <text:p>3.08</text:p>
          </table:table-cell>
          <table:table-cell table:formula="of:=[.K$1]*[.C29]" office:value-type="float" office:value="7.70513242775789" calcext:value-type="float">
            <text:p>7.71</text:p>
          </table:table-cell>
          <table:table-cell table:formula="of:=SIN(RADIANS(360*[.D29]/[.$I$1]))" office:value-type="float" office:value="0.770513242775789" calcext:value-type="float">
            <text:p>0.7705132428</text:p>
          </table:table-cell>
          <table:table-cell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formula="of:=[.C30]*[.H$1]" office:value-type="float" office:value="3.16062004950276" calcext:value-type="float">
            <text:p>3.16</text:p>
          </table:table-cell>
          <table:table-cell table:formula="of:=[.K$1]*[.C30]" office:value-type="float" office:value="7.9015501237569" calcext:value-type="float">
            <text:p>7.90</text:p>
          </table:table-cell>
          <table:table-cell table:formula="of:=SIN(RADIANS(360*[.D30]/[.$I$1]))" office:value-type="float" office:value="0.79015501237569" calcext:value-type="float">
            <text:p>0.7901550124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table:formula="of:=[.C31]*[.H$1]" office:value-type="float" office:value="3.23606797749979" calcext:value-type="float">
            <text:p>3.24</text:p>
          </table:table-cell>
          <table:table-cell table:formula="of:=[.K$1]*[.C31]" office:value-type="float" office:value="8.09016994374947" calcext:value-type="float">
            <text:p>8.09</text:p>
          </table:table-cell>
          <table:table-cell table:formula="of:=SIN(RADIANS(360*[.D31]/[.$I$1]))" office:value-type="float" office:value="0.809016994374947" calcext:value-type="float">
            <text:p>0.8090169944</text:p>
          </table:table-cell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table:formula="of:=[.C32]*[.H$1]" office:value-type="float" office:value="3.30832229709825" calcext:value-type="float">
            <text:p>3.31</text:p>
          </table:table-cell>
          <table:table-cell table:formula="of:=[.K$1]*[.C32]" office:value-type="float" office:value="8.27080574274562" calcext:value-type="float">
            <text:p>8.27</text:p>
          </table:table-cell>
          <table:table-cell table:formula="of:=SIN(RADIANS(360*[.D32]/[.$I$1]))" office:value-type="float" office:value="0.827080574274562" calcext:value-type="float">
            <text:p>0.8270805743</text:p>
          </table:table-cell>
          <table:table-cell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table:formula="of:=[.C33]*[.H$1]" office:value-type="float" office:value="3.37731170200806" calcext:value-type="float">
            <text:p>3.38</text:p>
          </table:table-cell>
          <table:table-cell table:formula="of:=[.K$1]*[.C33]" office:value-type="float" office:value="8.44327925502015" calcext:value-type="float">
            <text:p>8.44</text:p>
          </table:table-cell>
          <table:table-cell table:formula="of:=SIN(RADIANS(360*[.D33]/[.$I$1]))" office:value-type="float" office:value="0.844327925502015" calcext:value-type="float">
            <text:p>0.8443279255</text:p>
          </table:table-cell>
          <table:table-cell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table:formula="of:=[.C34]*[.H$1]" office:value-type="float" office:value="3.44296810801577" calcext:value-type="float">
            <text:p>3.44</text:p>
          </table:table-cell>
          <table:table-cell table:formula="of:=[.K$1]*[.C34]" office:value-type="float" office:value="8.60742027003944" calcext:value-type="float">
            <text:p>8.61</text:p>
          </table:table-cell>
          <table:table-cell table:formula="of:=SIN(RADIANS(360*[.D34]/[.$I$1]))" office:value-type="float" office:value="0.860742027003944" calcext:value-type="float">
            <text:p>0.860742027</text:p>
          </table:table-cell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table:formula="of:=[.C35]*[.H$1]" office:value-type="float" office:value="3.50522672017545" calcext:value-type="float">
            <text:p>3.51</text:p>
          </table:table-cell>
          <table:table-cell table:formula="of:=[.K$1]*[.C35]" office:value-type="float" office:value="8.76306680043864" calcext:value-type="float">
            <text:p>8.76</text:p>
          </table:table-cell>
          <table:table-cell table:formula="of:=SIN(RADIANS(360*[.D35]/[.$I$1]))" office:value-type="float" office:value="0.876306680043864" calcext:value-type="float">
            <text:p>0.87630668</text:p>
          </table:table-cell>
          <table:table-cell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table:formula="of:=[.C36]*[.H$1]" office:value-type="float" office:value="3.56402609675347" calcext:value-type="float">
            <text:p>3.56</text:p>
          </table:table-cell>
          <table:table-cell table:formula="of:=[.K$1]*[.C36]" office:value-type="float" office:value="8.91006524188368" calcext:value-type="float">
            <text:p>8.91</text:p>
          </table:table-cell>
          <table:table-cell table:formula="of:=SIN(RADIANS(360*[.D36]/[.$I$1]))" office:value-type="float" office:value="0.891006524188368" calcext:value-type="float">
            <text:p>0.8910065242</text:p>
          </table:table-cell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table:formula="of:=[.C37]*[.H$1]" office:value-type="float" office:value="3.61930820986408" calcext:value-type="float">
            <text:p>3.62</text:p>
          </table:table-cell>
          <table:table-cell table:formula="of:=[.K$1]*[.C37]" office:value-type="float" office:value="9.0482705246602" calcext:value-type="float">
            <text:p>9.05</text:p>
          </table:table-cell>
          <table:table-cell table:formula="of:=SIN(RADIANS(360*[.D37]/[.$I$1]))" office:value-type="float" office:value="0.90482705246602" calcext:value-type="float">
            <text:p>0.9048270525</text:p>
          </table:table-cell>
          <table:table-cell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table:formula="of:=[.C38]*[.H$1]" office:value-type="float" office:value="3.67101850273592" calcext:value-type="float">
            <text:p>3.67</text:p>
          </table:table-cell>
          <table:table-cell table:formula="of:=[.K$1]*[.C38]" office:value-type="float" office:value="9.17754625683981" calcext:value-type="float">
            <text:p>9.18</text:p>
          </table:table-cell>
          <table:table-cell table:formula="of:=SIN(RADIANS(360*[.D38]/[.$I$1]))" office:value-type="float" office:value="0.917754625683981" calcext:value-type="float">
            <text:p>0.9177546257</text:p>
          </table:table-cell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table:formula="of:=[.C39]*[.H$1]" office:value-type="float" office:value="3.71910594355301" calcext:value-type="float">
            <text:p>3.72</text:p>
          </table:table-cell>
          <table:table-cell table:formula="of:=[.K$1]*[.C39]" office:value-type="float" office:value="9.29776485888251" calcext:value-type="float">
            <text:p>9.30</text:p>
          </table:table-cell>
          <table:table-cell table:formula="of:=SIN(RADIANS(360*[.D39]/[.$I$1]))" office:value-type="float" office:value="0.929776485888251" calcext:value-type="float">
            <text:p>0.9297764859</text:p>
          </table:table-cell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table:formula="of:=[.C40]*[.H$1]" office:value-type="float" office:value="3.7635230758169" calcext:value-type="float">
            <text:p>3.76</text:p>
          </table:table-cell>
          <table:table-cell table:formula="of:=[.K$1]*[.C40]" office:value-type="float" office:value="9.40880768954226" calcext:value-type="float">
            <text:p>9.41</text:p>
          </table:table-cell>
          <table:table-cell table:formula="of:=SIN(RADIANS(360*[.D40]/[.$I$1]))" office:value-type="float" office:value="0.940880768954226" calcext:value-type="float">
            <text:p>0.940880769</text:p>
          </table:table-cell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table:formula="of:=[.C41]*[.H$1]" office:value-type="float" office:value="3.80422606518061" calcext:value-type="float">
            <text:p>3.80</text:p>
          </table:table-cell>
          <table:table-cell table:formula="of:=[.K$1]*[.C41]" office:value-type="float" office:value="9.51056516295153" calcext:value-type="float">
            <text:p>9.51</text:p>
          </table:table-cell>
          <table:table-cell table:formula="of:=SIN(RADIANS(360*[.D41]/[.$I$1]))" office:value-type="float" office:value="0.951056516295153" calcext:value-type="float">
            <text:p>0.9510565163</text:p>
          </table:table-cell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table:formula="of:=[.C42]*[.H$1]" office:value-type="float" office:value="3.84117474270777" calcext:value-type="float">
            <text:p>3.84</text:p>
          </table:table-cell>
          <table:table-cell table:formula="of:=[.K$1]*[.C42]" office:value-type="float" office:value="9.60293685676943" calcext:value-type="float">
            <text:p>9.60</text:p>
          </table:table-cell>
          <table:table-cell table:formula="of:=SIN(RADIANS(360*[.D42]/[.$I$1]))" office:value-type="float" office:value="0.960293685676943" calcext:value-type="float">
            <text:p>0.9602936857</text:p>
          </table:table-cell>
          <table:table-cell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table:formula="of:=[.C43]*[.H$1]" office:value-type="float" office:value="3.87433264451452" calcext:value-type="float">
            <text:p>3.87</text:p>
          </table:table-cell>
          <table:table-cell table:formula="of:=[.K$1]*[.C43]" office:value-type="float" office:value="9.68583161128631" calcext:value-type="float">
            <text:p>9.69</text:p>
          </table:table-cell>
          <table:table-cell table:formula="of:=SIN(RADIANS(360*[.D43]/[.$I$1]))" office:value-type="float" office:value="0.968583161128631" calcext:value-type="float">
            <text:p>0.9685831611</text:p>
          </table:table-cell>
          <table:table-cell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table:formula="of:=[.C44]*[.H$1]" office:value-type="float" office:value="3.90366704775499" calcext:value-type="float">
            <text:p>3.90</text:p>
          </table:table-cell>
          <table:table-cell table:formula="of:=[.K$1]*[.C44]" office:value-type="float" office:value="9.75916761938747" calcext:value-type="float">
            <text:p>9.76</text:p>
          </table:table-cell>
          <table:table-cell table:formula="of:=SIN(RADIANS(360*[.D44]/[.$I$1]))" office:value-type="float" office:value="0.975916761938747" calcext:value-type="float">
            <text:p>0.9759167619</text:p>
          </table:table-cell>
          <table:table-cell office:value-type="float" office:value="43" calcext:value-type="float">
            <text:p>43</text:p>
          </table:table-cell>
          <table:table-cell table:number-columns-repeated="8"/>
        </table:table-row>
        <table:table-row table:style-name="ro1">
          <table:table-cell table:formula="of:=[.C45]*[.H$1]" office:value-type="float" office:value="3.92914900291475" calcext:value-type="float">
            <text:p>3.93</text:p>
          </table:table-cell>
          <table:table-cell table:formula="of:=[.K$1]*[.C45]" office:value-type="float" office:value="9.82287250728689" calcext:value-type="float">
            <text:p>9.82</text:p>
          </table:table-cell>
          <table:table-cell table:formula="of:=SIN(RADIANS(360*[.D45]/[.$I$1]))" office:value-type="float" office:value="0.982287250728689" calcext:value-type="float">
            <text:p>0.9822872507</text:p>
          </table:table-cell>
          <table:table-cell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table:formula="of:=[.C46]*[.H$1]" office:value-type="float" office:value="3.95075336238055" calcext:value-type="float">
            <text:p>3.95</text:p>
          </table:table-cell>
          <table:table-cell table:formula="of:=[.K$1]*[.C46]" office:value-type="float" office:value="9.87688340595138" calcext:value-type="float">
            <text:p>9.88</text:p>
          </table:table-cell>
          <table:table-cell table:formula="of:=SIN(RADIANS(360*[.D46]/[.$I$1]))" office:value-type="float" office:value="0.987688340595138" calcext:value-type="float">
            <text:p>0.9876883406</text:p>
          </table:table-cell>
          <table:table-cell office:value-type="float" office:value="45" calcext:value-type="float">
            <text:p>45</text:p>
          </table:table-cell>
          <table:table-cell table:number-columns-repeated="8"/>
        </table:table-row>
        <table:table-row table:style-name="ro1">
          <table:table-cell table:formula="of:=[.C47]*[.H$1]" office:value-type="float" office:value="3.96845880525791" calcext:value-type="float">
            <text:p>3.97</text:p>
          </table:table-cell>
          <table:table-cell table:formula="of:=[.K$1]*[.C47]" office:value-type="float" office:value="9.92114701314478" calcext:value-type="float">
            <text:p>9.92</text:p>
          </table:table-cell>
          <table:table-cell table:formula="of:=SIN(RADIANS(360*[.D47]/[.$I$1]))" office:value-type="float" office:value="0.992114701314478" calcext:value-type="float">
            <text:p>0.9921147013</text:p>
          </table:table-cell>
          <table:table-cell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table:formula="of:=[.C48]*[.H$1]" office:value-type="float" office:value="3.98224785841232" calcext:value-type="float">
            <text:p>3.98</text:p>
          </table:table-cell>
          <table:table-cell table:formula="of:=[.K$1]*[.C48]" office:value-type="float" office:value="9.9556196460308" calcext:value-type="float">
            <text:p>9.96</text:p>
          </table:table-cell>
          <table:table-cell table:formula="of:=SIN(RADIANS(360*[.D48]/[.$I$1]))" office:value-type="float" office:value="0.99556196460308" calcext:value-type="float">
            <text:p>0.9955619646</text:p>
          </table:table-cell>
          <table:table-cell office:value-type="float" office:value="47" calcext:value-type="float">
            <text:p>47</text:p>
          </table:table-cell>
          <table:table-cell table:number-columns-repeated="8"/>
        </table:table-row>
        <table:table-row table:style-name="ro1">
          <table:table-cell table:formula="of:=[.C49]*[.H$1]" office:value-type="float" office:value="3.99210691371309" calcext:value-type="float">
            <text:p>3.99</text:p>
          </table:table-cell>
          <table:table-cell table:formula="of:=[.K$1]*[.C49]" office:value-type="float" office:value="9.98026728428272" calcext:value-type="float">
            <text:p>9.98</text:p>
          </table:table-cell>
          <table:table-cell table:formula="of:=SIN(RADIANS(360*[.D49]/[.$I$1]))" office:value-type="float" office:value="0.998026728428271" calcext:value-type="float">
            <text:p>0.9980267284</text:p>
          </table:table-cell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table:formula="of:=[.C50]*[.H$1]" office:value-type="float" office:value="3.99802624146293" calcext:value-type="float">
            <text:p>4.00</text:p>
          </table:table-cell>
          <table:table-cell table:formula="of:=[.K$1]*[.C50]" office:value-type="float" office:value="9.99506560365732" calcext:value-type="float">
            <text:p>10.00</text:p>
          </table:table-cell>
          <table:table-cell table:formula="of:=SIN(RADIANS(360*[.D50]/[.$I$1]))" office:value-type="float" office:value="0.999506560365731" calcext:value-type="float">
            <text:p>0.9995065604</text:p>
          </table:table-cell>
          <table:table-cell office:value-type="float" office:value="49" calcext:value-type="float">
            <text:p>49</text:p>
          </table:table-cell>
          <table:table-cell table:number-columns-repeated="8"/>
        </table:table-row>
        <table:table-row table:style-name="ro1">
          <table:table-cell table:formula="of:=[.C51]*[.H$1]" office:value-type="float" office:value="4" calcext:value-type="float">
            <text:p>4.00</text:p>
          </table:table-cell>
          <table:table-cell table:formula="of:=[.K$1]*[.C51]" office:value-type="float" office:value="10" calcext:value-type="float">
            <text:p>10.00</text:p>
          </table:table-cell>
          <table:table-cell table:formula="of:=SIN(RADIANS(360*[.D51]/[.$I$1]))"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table:formula="of:=[.C52]*[.H$1]" office:value-type="float" office:value="3.99802624146293" calcext:value-type="float">
            <text:p>4.00</text:p>
          </table:table-cell>
          <table:table-cell table:formula="of:=[.K$1]*[.C52]" office:value-type="float" office:value="9.99506560365732" calcext:value-type="float">
            <text:p>10.00</text:p>
          </table:table-cell>
          <table:table-cell table:formula="of:=SIN(RADIANS(360*[.D52]/[.$I$1]))" office:value-type="float" office:value="0.999506560365731" calcext:value-type="float">
            <text:p>0.9995065604</text:p>
          </table:table-cell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table:formula="of:=[.C53]*[.H$1]" office:value-type="float" office:value="3.99210691371309" calcext:value-type="float">
            <text:p>3.99</text:p>
          </table:table-cell>
          <table:table-cell table:formula="of:=[.K$1]*[.C53]" office:value-type="float" office:value="9.98026728428272" calcext:value-type="float">
            <text:p>9.98</text:p>
          </table:table-cell>
          <table:table-cell table:formula="of:=SIN(RADIANS(360*[.D53]/[.$I$1]))" office:value-type="float" office:value="0.998026728428271" calcext:value-type="float">
            <text:p>0.9980267284</text:p>
          </table:table-cell>
          <table:table-cell office:value-type="float" office:value="52" calcext:value-type="float">
            <text:p>52</text:p>
          </table:table-cell>
          <table:table-cell table:number-columns-repeated="8"/>
        </table:table-row>
        <table:table-row table:style-name="ro1">
          <table:table-cell table:formula="of:=[.C54]*[.H$1]" office:value-type="float" office:value="3.98224785841232" calcext:value-type="float">
            <text:p>3.98</text:p>
          </table:table-cell>
          <table:table-cell table:formula="of:=[.K$1]*[.C54]" office:value-type="float" office:value="9.9556196460308" calcext:value-type="float">
            <text:p>9.96</text:p>
          </table:table-cell>
          <table:table-cell table:formula="of:=SIN(RADIANS(360*[.D54]/[.$I$1]))" office:value-type="float" office:value="0.99556196460308" calcext:value-type="float">
            <text:p>0.9955619646</text:p>
          </table:table-cell>
          <table:table-cell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table:formula="of:=[.C55]*[.H$1]" office:value-type="float" office:value="3.96845880525791" calcext:value-type="float">
            <text:p>3.97</text:p>
          </table:table-cell>
          <table:table-cell table:formula="of:=[.K$1]*[.C55]" office:value-type="float" office:value="9.92114701314478" calcext:value-type="float">
            <text:p>9.92</text:p>
          </table:table-cell>
          <table:table-cell table:formula="of:=SIN(RADIANS(360*[.D55]/[.$I$1]))" office:value-type="float" office:value="0.992114701314478" calcext:value-type="float">
            <text:p>0.9921147013</text:p>
          </table:table-cell>
          <table:table-cell office:value-type="float" office:value="54" calcext:value-type="float">
            <text:p>54</text:p>
          </table:table-cell>
          <table:table-cell table:number-columns-repeated="8"/>
        </table:table-row>
        <table:table-row table:style-name="ro1">
          <table:table-cell table:formula="of:=[.C56]*[.H$1]" office:value-type="float" office:value="3.95075336238055" calcext:value-type="float">
            <text:p>3.95</text:p>
          </table:table-cell>
          <table:table-cell table:formula="of:=[.K$1]*[.C56]" office:value-type="float" office:value="9.87688340595138" calcext:value-type="float">
            <text:p>9.88</text:p>
          </table:table-cell>
          <table:table-cell table:formula="of:=SIN(RADIANS(360*[.D56]/[.$I$1]))" office:value-type="float" office:value="0.987688340595138" calcext:value-type="float">
            <text:p>0.9876883406</text:p>
          </table:table-cell>
          <table:table-cell office:value-type="float" office:value="55" calcext:value-type="float">
            <text:p>55</text:p>
          </table:table-cell>
          <table:table-cell table:number-columns-repeated="8"/>
        </table:table-row>
        <table:table-row table:style-name="ro1">
          <table:table-cell table:formula="of:=[.C57]*[.H$1]" office:value-type="float" office:value="3.92914900291475" calcext:value-type="float">
            <text:p>3.93</text:p>
          </table:table-cell>
          <table:table-cell table:formula="of:=[.K$1]*[.C57]" office:value-type="float" office:value="9.82287250728689" calcext:value-type="float">
            <text:p>9.82</text:p>
          </table:table-cell>
          <table:table-cell table:formula="of:=SIN(RADIANS(360*[.D57]/[.$I$1]))" office:value-type="float" office:value="0.982287250728689" calcext:value-type="float">
            <text:p>0.9822872507</text:p>
          </table:table-cell>
          <table:table-cell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table:formula="of:=[.C58]*[.H$1]" office:value-type="float" office:value="3.90366704775499" calcext:value-type="float">
            <text:p>3.90</text:p>
          </table:table-cell>
          <table:table-cell table:formula="of:=[.K$1]*[.C58]" office:value-type="float" office:value="9.75916761938747" calcext:value-type="float">
            <text:p>9.76</text:p>
          </table:table-cell>
          <table:table-cell table:formula="of:=SIN(RADIANS(360*[.D58]/[.$I$1]))" office:value-type="float" office:value="0.975916761938747" calcext:value-type="float">
            <text:p>0.9759167619</text:p>
          </table:table-cell>
          <table:table-cell office:value-type="float" office:value="57" calcext:value-type="float">
            <text:p>57</text:p>
          </table:table-cell>
          <table:table-cell table:number-columns-repeated="8"/>
        </table:table-row>
        <table:table-row table:style-name="ro1">
          <table:table-cell table:formula="of:=[.C59]*[.H$1]" office:value-type="float" office:value="3.87433264451452" calcext:value-type="float">
            <text:p>3.87</text:p>
          </table:table-cell>
          <table:table-cell table:formula="of:=[.K$1]*[.C59]" office:value-type="float" office:value="9.68583161128631" calcext:value-type="float">
            <text:p>9.69</text:p>
          </table:table-cell>
          <table:table-cell table:formula="of:=SIN(RADIANS(360*[.D59]/[.$I$1]))" office:value-type="float" office:value="0.968583161128631" calcext:value-type="float">
            <text:p>0.9685831611</text:p>
          </table:table-cell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table:formula="of:=[.C60]*[.H$1]" office:value-type="float" office:value="3.84117474270777" calcext:value-type="float">
            <text:p>3.84</text:p>
          </table:table-cell>
          <table:table-cell table:formula="of:=[.K$1]*[.C60]" office:value-type="float" office:value="9.60293685676943" calcext:value-type="float">
            <text:p>9.60</text:p>
          </table:table-cell>
          <table:table-cell table:formula="of:=SIN(RADIANS(360*[.D60]/[.$I$1]))" office:value-type="float" office:value="0.960293685676943" calcext:value-type="float">
            <text:p>0.9602936857</text:p>
          </table:table-cell>
          <table:table-cell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 table:formula="of:=[.C61]*[.H$1]" office:value-type="float" office:value="3.80422606518061" calcext:value-type="float">
            <text:p>3.80</text:p>
          </table:table-cell>
          <table:table-cell table:formula="of:=[.K$1]*[.C61]" office:value-type="float" office:value="9.51056516295154" calcext:value-type="float">
            <text:p>9.51</text:p>
          </table:table-cell>
          <table:table-cell table:formula="of:=SIN(RADIANS(360*[.D61]/[.$I$1]))" office:value-type="float" office:value="0.951056516295154" calcext:value-type="float">
            <text:p>0.9510565163</text:p>
          </table:table-cell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table:formula="of:=[.C62]*[.H$1]" office:value-type="float" office:value="3.7635230758169" calcext:value-type="float">
            <text:p>3.76</text:p>
          </table:table-cell>
          <table:table-cell table:formula="of:=[.K$1]*[.C62]" office:value-type="float" office:value="9.40880768954225" calcext:value-type="float">
            <text:p>9.41</text:p>
          </table:table-cell>
          <table:table-cell table:formula="of:=SIN(RADIANS(360*[.D62]/[.$I$1]))" office:value-type="float" office:value="0.940880768954225" calcext:value-type="float">
            <text:p>0.940880769</text:p>
          </table:table-cell>
          <table:table-cell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table:formula="of:=[.C63]*[.H$1]" office:value-type="float" office:value="3.71910594355301" calcext:value-type="float">
            <text:p>3.72</text:p>
          </table:table-cell>
          <table:table-cell table:formula="of:=[.K$1]*[.C63]" office:value-type="float" office:value="9.29776485888251" calcext:value-type="float">
            <text:p>9.30</text:p>
          </table:table-cell>
          <table:table-cell table:formula="of:=SIN(RADIANS(360*[.D63]/[.$I$1]))" office:value-type="float" office:value="0.929776485888251" calcext:value-type="float">
            <text:p>0.9297764859</text:p>
          </table:table-cell>
          <table:table-cell office:value-type="float" office:value="62" calcext:value-type="float">
            <text:p>62</text:p>
          </table:table-cell>
          <table:table-cell table:number-columns-repeated="8"/>
        </table:table-row>
        <table:table-row table:style-name="ro1">
          <table:table-cell table:formula="of:=[.C64]*[.H$1]" office:value-type="float" office:value="3.67101850273592" calcext:value-type="float">
            <text:p>3.67</text:p>
          </table:table-cell>
          <table:table-cell table:formula="of:=[.K$1]*[.C64]" office:value-type="float" office:value="9.17754625683981" calcext:value-type="float">
            <text:p>9.18</text:p>
          </table:table-cell>
          <table:table-cell table:formula="of:=SIN(RADIANS(360*[.D64]/[.$I$1]))" office:value-type="float" office:value="0.917754625683981" calcext:value-type="float">
            <text:p>0.9177546257</text:p>
          </table:table-cell>
          <table:table-cell office:value-type="float" office:value="63" calcext:value-type="float">
            <text:p>63</text:p>
          </table:table-cell>
          <table:table-cell table:number-columns-repeated="8"/>
        </table:table-row>
        <table:table-row table:style-name="ro1">
          <table:table-cell table:formula="of:=[.C65]*[.H$1]" office:value-type="float" office:value="3.61930820986408" calcext:value-type="float">
            <text:p>3.62</text:p>
          </table:table-cell>
          <table:table-cell table:formula="of:=[.K$1]*[.C65]" office:value-type="float" office:value="9.0482705246602" calcext:value-type="float">
            <text:p>9.05</text:p>
          </table:table-cell>
          <table:table-cell table:formula="of:=SIN(RADIANS(360*[.D65]/[.$I$1]))" office:value-type="float" office:value="0.90482705246602" calcext:value-type="float">
            <text:p>0.9048270525</text:p>
          </table:table-cell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table:formula="of:=[.C66]*[.H$1]" office:value-type="float" office:value="3.56402609675347" calcext:value-type="float">
            <text:p>3.56</text:p>
          </table:table-cell>
          <table:table-cell table:formula="of:=[.K$1]*[.C66]" office:value-type="float" office:value="8.91006524188368" calcext:value-type="float">
            <text:p>8.91</text:p>
          </table:table-cell>
          <table:table-cell table:formula="of:=SIN(RADIANS(360*[.D66]/[.$I$1]))" office:value-type="float" office:value="0.891006524188368" calcext:value-type="float">
            <text:p>0.8910065242</text:p>
          </table:table-cell>
          <table:table-cell office:value-type="float" office:value="65" calcext:value-type="float">
            <text:p>65</text:p>
          </table:table-cell>
          <table:table-cell table:number-columns-repeated="8"/>
        </table:table-row>
        <table:table-row table:style-name="ro1">
          <table:table-cell table:formula="of:=[.C67]*[.H$1]" office:value-type="float" office:value="3.50522672017545" calcext:value-type="float">
            <text:p>3.51</text:p>
          </table:table-cell>
          <table:table-cell table:formula="of:=[.K$1]*[.C67]" office:value-type="float" office:value="8.76306680043864" calcext:value-type="float">
            <text:p>8.76</text:p>
          </table:table-cell>
          <table:table-cell table:formula="of:=SIN(RADIANS(360*[.D67]/[.$I$1]))" office:value-type="float" office:value="0.876306680043864" calcext:value-type="float">
            <text:p>0.87630668</text:p>
          </table:table-cell>
          <table:table-cell office:value-type="float" office:value="66" calcext:value-type="float">
            <text:p>66</text:p>
          </table:table-cell>
          <table:table-cell table:number-columns-repeated="8"/>
        </table:table-row>
        <table:table-row table:style-name="ro1">
          <table:table-cell table:formula="of:=[.C68]*[.H$1]" office:value-type="float" office:value="3.44296810801577" calcext:value-type="float">
            <text:p>3.44</text:p>
          </table:table-cell>
          <table:table-cell table:formula="of:=[.K$1]*[.C68]" office:value-type="float" office:value="8.60742027003944" calcext:value-type="float">
            <text:p>8.61</text:p>
          </table:table-cell>
          <table:table-cell table:formula="of:=SIN(RADIANS(360*[.D68]/[.$I$1]))" office:value-type="float" office:value="0.860742027003944" calcext:value-type="float">
            <text:p>0.860742027</text:p>
          </table:table-cell>
          <table:table-cell office:value-type="float" office:value="67" calcext:value-type="float">
            <text:p>67</text:p>
          </table:table-cell>
          <table:table-cell table:number-columns-repeated="8"/>
        </table:table-row>
        <table:table-row table:style-name="ro1">
          <table:table-cell table:formula="of:=[.C69]*[.H$1]" office:value-type="float" office:value="3.37731170200806" calcext:value-type="float">
            <text:p>3.38</text:p>
          </table:table-cell>
          <table:table-cell table:formula="of:=[.K$1]*[.C69]" office:value-type="float" office:value="8.44327925502015" calcext:value-type="float">
            <text:p>8.44</text:p>
          </table:table-cell>
          <table:table-cell table:formula="of:=SIN(RADIANS(360*[.D69]/[.$I$1]))" office:value-type="float" office:value="0.844327925502015" calcext:value-type="float">
            <text:p>0.8443279255</text:p>
          </table:table-cell>
          <table:table-cell office:value-type="float" office:value="68" calcext:value-type="float">
            <text:p>68</text:p>
          </table:table-cell>
          <table:table-cell table:number-columns-repeated="8"/>
        </table:table-row>
        <table:table-row table:style-name="ro1">
          <table:table-cell table:formula="of:=[.C70]*[.H$1]" office:value-type="float" office:value="3.30832229709825" calcext:value-type="float">
            <text:p>3.31</text:p>
          </table:table-cell>
          <table:table-cell table:formula="of:=[.K$1]*[.C70]" office:value-type="float" office:value="8.27080574274562" calcext:value-type="float">
            <text:p>8.27</text:p>
          </table:table-cell>
          <table:table-cell table:formula="of:=SIN(RADIANS(360*[.D70]/[.$I$1]))" office:value-type="float" office:value="0.827080574274562" calcext:value-type="float">
            <text:p>0.8270805743</text:p>
          </table:table-cell>
          <table:table-cell office:value-type="float" office:value="69" calcext:value-type="float">
            <text:p>69</text:p>
          </table:table-cell>
          <table:table-cell table:number-columns-repeated="8"/>
        </table:table-row>
        <table:table-row table:style-name="ro1">
          <table:table-cell table:formula="of:=[.C71]*[.H$1]" office:value-type="float" office:value="3.23606797749979" calcext:value-type="float">
            <text:p>3.24</text:p>
          </table:table-cell>
          <table:table-cell table:formula="of:=[.K$1]*[.C71]" office:value-type="float" office:value="8.09016994374947" calcext:value-type="float">
            <text:p>8.09</text:p>
          </table:table-cell>
          <table:table-cell table:formula="of:=SIN(RADIANS(360*[.D71]/[.$I$1]))" office:value-type="float" office:value="0.809016994374947" calcext:value-type="float">
            <text:p>0.8090169944</text:p>
          </table:table-cell>
          <table:table-cell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table:formula="of:=[.C72]*[.H$1]" office:value-type="float" office:value="3.16062004950276" calcext:value-type="float">
            <text:p>3.16</text:p>
          </table:table-cell>
          <table:table-cell table:formula="of:=[.K$1]*[.C72]" office:value-type="float" office:value="7.90155012375691" calcext:value-type="float">
            <text:p>7.90</text:p>
          </table:table-cell>
          <table:table-cell table:formula="of:=SIN(RADIANS(360*[.D72]/[.$I$1]))" office:value-type="float" office:value="0.79015501237569" calcext:value-type="float">
            <text:p>0.7901550124</text:p>
          </table:table-cell>
          <table:table-cell office:value-type="float" office:value="71" calcext:value-type="float">
            <text:p>71</text:p>
          </table:table-cell>
          <table:table-cell table:number-columns-repeated="8"/>
        </table:table-row>
        <table:table-row table:style-name="ro1">
          <table:table-cell table:formula="of:=[.C73]*[.H$1]" office:value-type="float" office:value="3.08205297110316" calcext:value-type="float">
            <text:p>3.08</text:p>
          </table:table-cell>
          <table:table-cell table:formula="of:=[.K$1]*[.C73]" office:value-type="float" office:value="7.70513242775789" calcext:value-type="float">
            <text:p>7.71</text:p>
          </table:table-cell>
          <table:table-cell table:formula="of:=SIN(RADIANS(360*[.D73]/[.$I$1]))" office:value-type="float" office:value="0.770513242775789" calcext:value-type="float">
            <text:p>0.7705132428</text:p>
          </table:table-cell>
          <table:table-cell office:value-type="float" office:value="72" calcext:value-type="float">
            <text:p>72</text:p>
          </table:table-cell>
          <table:table-cell table:number-columns-repeated="8"/>
        </table:table-row>
        <table:table-row table:style-name="ro1">
          <table:table-cell table:formula="of:=[.C74]*[.H$1]" office:value-type="float" office:value="3.00044427852184" calcext:value-type="float">
            <text:p>3.00</text:p>
          </table:table-cell>
          <table:table-cell table:formula="of:=[.K$1]*[.C74]" office:value-type="float" office:value="7.50111069630459" calcext:value-type="float">
            <text:p>7.50</text:p>
          </table:table-cell>
          <table:table-cell table:formula="of:=SIN(RADIANS(360*[.D74]/[.$I$1]))" office:value-type="float" office:value="0.750111069630459" calcext:value-type="float">
            <text:p>0.7501110696</text:p>
          </table:table-cell>
          <table:table-cell office:value-type="float" office:value="73" calcext:value-type="float">
            <text:p>73</text:p>
          </table:table-cell>
          <table:table-cell table:number-columns-repeated="8"/>
        </table:table-row>
        <table:table-row table:style-name="ro1">
          <table:table-cell table:formula="of:=[.C75]*[.H$1]" office:value-type="float" office:value="2.91587450968565" calcext:value-type="float">
            <text:p>2.92</text:p>
          </table:table-cell>
          <table:table-cell table:formula="of:=[.K$1]*[.C75]" office:value-type="float" office:value="7.28968627421412" calcext:value-type="float">
            <text:p>7.29</text:p>
          </table:table-cell>
          <table:table-cell table:formula="of:=SIN(RADIANS(360*[.D75]/[.$I$1]))" office:value-type="float" office:value="0.728968627421412" calcext:value-type="float">
            <text:p>0.7289686274</text:p>
          </table:table-cell>
          <table:table-cell office:value-type="float" office:value="74" calcext:value-type="float">
            <text:p>74</text:p>
          </table:table-cell>
          <table:table-cell table:number-columns-repeated="8"/>
        </table:table-row>
        <table:table-row table:style-name="ro1">
          <table:table-cell table:formula="of:=[.C76]*[.H$1]" office:value-type="float" office:value="2.82842712474619" calcext:value-type="float">
            <text:p>2.83</text:p>
          </table:table-cell>
          <table:table-cell table:formula="of:=[.K$1]*[.C76]" office:value-type="float" office:value="7.07106781186548" calcext:value-type="float">
            <text:p>7.07</text:p>
          </table:table-cell>
          <table:table-cell table:formula="of:=SIN(RADIANS(360*[.D76]/[.$I$1]))" office:value-type="float" office:value="0.707106781186548" calcext:value-type="float">
            <text:p>0.7071067812</text:p>
          </table:table-cell>
          <table:table-cell office:value-type="float" office:value="75" calcext:value-type="float">
            <text:p>75</text:p>
          </table:table-cell>
          <table:table-cell table:number-columns-repeated="8"/>
        </table:table-row>
        <table:table-row table:style-name="ro1">
          <table:table-cell table:formula="of:=[.C77]*[.H$1]" office:value-type="float" office:value="2.73818842371475" calcext:value-type="float">
            <text:p>2.74</text:p>
          </table:table-cell>
          <table:table-cell table:formula="of:=[.K$1]*[.C77]" office:value-type="float" office:value="6.84547105928688" calcext:value-type="float">
            <text:p>6.85</text:p>
          </table:table-cell>
          <table:table-cell table:formula="of:=SIN(RADIANS(360*[.D77]/[.$I$1]))" office:value-type="float" office:value="0.684547105928688" calcext:value-type="float">
            <text:p>0.6845471059</text:p>
          </table:table-cell>
          <table:table-cell office:value-type="float" office:value="76" calcext:value-type="float">
            <text:p>76</text:p>
          </table:table-cell>
          <table:table-cell table:number-columns-repeated="8"/>
        </table:table-row>
        <table:table-row table:style-name="ro1">
          <table:table-cell table:formula="of:=[.C78]*[.H$1]" office:value-type="float" office:value="2.64524746129461" calcext:value-type="float">
            <text:p>2.65</text:p>
          </table:table-cell>
          <table:table-cell table:formula="of:=[.K$1]*[.C78]" office:value-type="float" office:value="6.61311865323652" calcext:value-type="float">
            <text:p>6.61</text:p>
          </table:table-cell>
          <table:table-cell table:formula="of:=SIN(RADIANS(360*[.D78]/[.$I$1]))" office:value-type="float" office:value="0.661311865323652" calcext:value-type="float">
            <text:p>0.6613118653</text:p>
          </table:table-cell>
          <table:table-cell office:value-type="float" office:value="77" calcext:value-type="float">
            <text:p>77</text:p>
          </table:table-cell>
          <table:table-cell table:number-columns-repeated="8"/>
        </table:table-row>
        <table:table-row table:style-name="ro1">
          <table:table-cell table:formula="of:=[.C79]*[.H$1]" office:value-type="float" office:value="2.54969595899476" calcext:value-type="float">
            <text:p>2.55</text:p>
          </table:table-cell>
          <table:table-cell table:formula="of:=[.K$1]*[.C79]" office:value-type="float" office:value="6.3742398974869" calcext:value-type="float">
            <text:p>6.37</text:p>
          </table:table-cell>
          <table:table-cell table:formula="of:=SIN(RADIANS(360*[.D79]/[.$I$1]))" office:value-type="float" office:value="0.63742398974869" calcext:value-type="float">
            <text:p>0.6374239897</text:p>
          </table:table-cell>
          <table:table-cell office:value-type="float" office:value="78" calcext:value-type="float">
            <text:p>78</text:p>
          </table:table-cell>
          <table:table-cell table:number-columns-repeated="8"/>
        </table:table-row>
        <table:table-row table:style-name="ro1">
          <table:table-cell table:formula="of:=[.C80]*[.H$1]" office:value-type="float" office:value="2.45162821461191" calcext:value-type="float">
            <text:p>2.45</text:p>
          </table:table-cell>
          <table:table-cell table:formula="of:=[.K$1]*[.C80]" office:value-type="float" office:value="6.12907053652977" calcext:value-type="float">
            <text:p>6.13</text:p>
          </table:table-cell>
          <table:table-cell table:formula="of:=SIN(RADIANS(360*[.D80]/[.$I$1]))" office:value-type="float" office:value="0.612907053652977" calcext:value-type="float">
            <text:p>0.6129070537</text:p>
          </table:table-cell>
          <table:table-cell office:value-type="float" office:value="79" calcext:value-type="float">
            <text:p>79</text:p>
          </table:table-cell>
          <table:table-cell table:number-columns-repeated="8"/>
        </table:table-row>
        <table:table-row table:style-name="ro1">
          <table:table-cell table:formula="of:=[.C81]*[.H$1]" office:value-type="float" office:value="2.35114100916989" calcext:value-type="float">
            <text:p>2.35</text:p>
          </table:table-cell>
          <table:table-cell table:formula="of:=[.K$1]*[.C81]" office:value-type="float" office:value="5.87785252292473" calcext:value-type="float">
            <text:p>5.88</text:p>
          </table:table-cell>
          <table:table-cell table:formula="of:=SIN(RADIANS(360*[.D81]/[.$I$1]))" office:value-type="float" office:value="0.587785252292473" calcext:value-type="float">
            <text:p>0.5877852523</text:p>
          </table:table-cell>
          <table:table-cell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table:formula="of:=[.C82]*[.H$1]" office:value-type="float" office:value="2.24833351140852" calcext:value-type="float">
            <text:p>2.25</text:p>
          </table:table-cell>
          <table:table-cell table:formula="of:=[.K$1]*[.C82]" office:value-type="float" office:value="5.6208337785213" calcext:value-type="float">
            <text:p>5.62</text:p>
          </table:table-cell>
          <table:table-cell table:formula="of:=SIN(RADIANS(360*[.D82]/[.$I$1]))" office:value-type="float" office:value="0.56208337785213" calcext:value-type="float">
            <text:p>0.5620833779</text:p>
          </table:table-cell>
          <table:table-cell office:value-type="float" office:value="81" calcext:value-type="float">
            <text:p>81</text:p>
          </table:table-cell>
          <table:table-cell table:number-columns-repeated="8"/>
        </table:table-row>
        <table:table-row table:style-name="ro1">
          <table:table-cell table:formula="of:=[.C83]*[.H$1]" office:value-type="float" office:value="2.14330717991599" calcext:value-type="float">
            <text:p>2.14</text:p>
          </table:table-cell>
          <table:table-cell table:formula="of:=[.K$1]*[.C83]" office:value-type="float" office:value="5.35826794978997" calcext:value-type="float">
            <text:p>5.36</text:p>
          </table:table-cell>
          <table:table-cell table:formula="of:=SIN(RADIANS(360*[.D83]/[.$I$1]))" office:value-type="float" office:value="0.535826794978997" calcext:value-type="float">
            <text:p>0.535826795</text:p>
          </table:table-cell>
          <table:table-cell office:value-type="float" office:value="82" calcext:value-type="float">
            <text:p>82</text:p>
          </table:table-cell>
          <table:table-cell table:number-columns-repeated="8"/>
        </table:table-row>
        <table:table-row table:style-name="ro1">
          <table:table-cell table:formula="of:=[.C84]*[.H$1]" office:value-type="float" office:value="2.03616566300148" calcext:value-type="float">
            <text:p>2.04</text:p>
          </table:table-cell>
          <table:table-cell table:formula="of:=[.K$1]*[.C84]" office:value-type="float" office:value="5.09041415750371" calcext:value-type="float">
            <text:p>5.09</text:p>
          </table:table-cell>
          <table:table-cell table:formula="of:=SIN(RADIANS(360*[.D84]/[.$I$1]))" office:value-type="float" office:value="0.509041415750371" calcext:value-type="float">
            <text:p>0.5090414158</text:p>
          </table:table-cell>
          <table:table-cell office:value-type="float" office:value="83" calcext:value-type="float">
            <text:p>83</text:p>
          </table:table-cell>
          <table:table-cell table:number-columns-repeated="8"/>
        </table:table-row>
        <table:table-row table:style-name="ro1">
          <table:table-cell table:formula="of:=[.C85]*[.H$1]" office:value-type="float" office:value="1.92701469640686" calcext:value-type="float">
            <text:p>1.93</text:p>
          </table:table-cell>
          <table:table-cell table:formula="of:=[.K$1]*[.C85]" office:value-type="float" office:value="4.81753674101716" calcext:value-type="float">
            <text:p>4.82</text:p>
          </table:table-cell>
          <table:table-cell table:formula="of:=SIN(RADIANS(360*[.D85]/[.$I$1]))" office:value-type="float" office:value="0.481753674101716" calcext:value-type="float">
            <text:p>0.4817536741</text:p>
          </table:table-cell>
          <table:table-cell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table:formula="of:=[.C86]*[.H$1]" office:value-type="float" office:value="1.81596199895819" calcext:value-type="float">
            <text:p>1.82</text:p>
          </table:table-cell>
          <table:table-cell table:formula="of:=[.K$1]*[.C86]" office:value-type="float" office:value="4.53990499739547" calcext:value-type="float">
            <text:p>4.54</text:p>
          </table:table-cell>
          <table:table-cell table:formula="of:=SIN(RADIANS(360*[.D86]/[.$I$1]))" office:value-type="float" office:value="0.453990499739547" calcext:value-type="float">
            <text:p>0.4539904997</text:p>
          </table:table-cell>
          <table:table-cell office:value-type="float" office:value="85" calcext:value-type="float">
            <text:p>85</text:p>
          </table:table-cell>
          <table:table-cell table:number-columns-repeated="8"/>
        </table:table-row>
        <table:table-row table:style-name="ro1">
          <table:table-cell table:formula="of:=[.C87]*[.H$1]" office:value-type="float" office:value="1.70311716626029" calcext:value-type="float">
            <text:p>1.70</text:p>
          </table:table-cell>
          <table:table-cell table:formula="of:=[.K$1]*[.C87]" office:value-type="float" office:value="4.25779291565073" calcext:value-type="float">
            <text:p>4.26</text:p>
          </table:table-cell>
          <table:table-cell table:formula="of:=SIN(RADIANS(360*[.D87]/[.$I$1]))" office:value-type="float" office:value="0.425779291565072" calcext:value-type="float">
            <text:p>0.4257792916</text:p>
          </table:table-cell>
          <table:table-cell office:value-type="float" office:value="86" calcext:value-type="float">
            <text:p>86</text:p>
          </table:table-cell>
          <table:table-cell table:number-columns-repeated="8"/>
        </table:table-row>
        <table:table-row table:style-name="ro1">
          <table:table-cell table:formula="of:=[.C88]*[.H$1]" office:value-type="float" office:value="1.58859156253912" calcext:value-type="float">
            <text:p>1.59</text:p>
          </table:table-cell>
          <table:table-cell table:formula="of:=[.K$1]*[.C88]" office:value-type="float" office:value="3.97147890634781" calcext:value-type="float">
            <text:p>3.97</text:p>
          </table:table-cell>
          <table:table-cell table:formula="of:=SIN(RADIANS(360*[.D88]/[.$I$1]))" office:value-type="float" office:value="0.397147890634781" calcext:value-type="float">
            <text:p>0.3971478906</text:p>
          </table:table-cell>
          <table:table-cell office:value-type="float" office:value="87" calcext:value-type="float">
            <text:p>87</text:p>
          </table:table-cell>
          <table:table-cell table:number-columns-repeated="8"/>
        </table:table-row>
        <table:table-row table:style-name="ro1">
          <table:table-cell table:formula="of:=[.C89]*[.H$1]" office:value-type="float" office:value="1.47249821073871" calcext:value-type="float">
            <text:p>1.47</text:p>
          </table:table-cell>
          <table:table-cell table:formula="of:=[.K$1]*[.C89]" office:value-type="float" office:value="3.68124552684678" calcext:value-type="float">
            <text:p>3.68</text:p>
          </table:table-cell>
          <table:table-cell table:formula="of:=SIN(RADIANS(360*[.D89]/[.$I$1]))" office:value-type="float" office:value="0.368124552684678" calcext:value-type="float">
            <text:p>0.3681245527</text:p>
          </table:table-cell>
          <table:table-cell office:value-type="float" office:value="88" calcext:value-type="float">
            <text:p>88</text:p>
          </table:table-cell>
          <table:table-cell table:number-columns-repeated="8"/>
        </table:table-row>
        <table:table-row table:style-name="ro1">
          <table:table-cell table:formula="of:=[.C90]*[.H$1]" office:value-type="float" office:value="1.35495168098117" calcext:value-type="float">
            <text:p>1.35</text:p>
          </table:table-cell>
          <table:table-cell table:formula="of:=[.K$1]*[.C90]" office:value-type="float" office:value="3.38737920245292" calcext:value-type="float">
            <text:p>3.39</text:p>
          </table:table-cell>
          <table:table-cell table:formula="of:=SIN(RADIANS(360*[.D90]/[.$I$1]))" office:value-type="float" office:value="0.338737920245292" calcext:value-type="float">
            <text:p>0.3387379202</text:p>
          </table:table-cell>
          <table:table-cell office:value-type="float" office:value="89" calcext:value-type="float">
            <text:p>89</text:p>
          </table:table-cell>
          <table:table-cell table:number-columns-repeated="8"/>
        </table:table-row>
        <table:table-row table:style-name="ro1">
          <table:table-cell table:formula="of:=[.C91]*[.H$1]" office:value-type="float" office:value="1.23606797749979" calcext:value-type="float">
            <text:p>1.24</text:p>
          </table:table-cell>
          <table:table-cell table:formula="of:=[.K$1]*[.C91]" office:value-type="float" office:value="3.09016994374947" calcext:value-type="float">
            <text:p>3.09</text:p>
          </table:table-cell>
          <table:table-cell table:formula="of:=SIN(RADIANS(360*[.D91]/[.$I$1]))" office:value-type="float" office:value="0.309016994374947" calcext:value-type="float">
            <text:p>0.3090169944</text:p>
          </table:table-cell>
          <table:table-cell office:value-type="float" office:value="90" calcext:value-type="float">
            <text:p>90</text:p>
          </table:table-cell>
          <table:table-cell table:number-columns-repeated="8"/>
        </table:table-row>
        <table:table-row table:style-name="ro1">
          <table:table-cell table:formula="of:=[.C92]*[.H$1]" office:value-type="float" office:value="1.11596442415692" calcext:value-type="float">
            <text:p>1.12</text:p>
          </table:table-cell>
          <table:table-cell table:formula="of:=[.K$1]*[.C92]" office:value-type="float" office:value="2.78991106039229" calcext:value-type="float">
            <text:p>2.79</text:p>
          </table:table-cell>
          <table:table-cell table:formula="of:=SIN(RADIANS(360*[.D92]/[.$I$1]))" office:value-type="float" office:value="0.278991106039229" calcext:value-type="float">
            <text:p>0.278991106</text:p>
          </table:table-cell>
          <table:table-cell office:value-type="float" office:value="91" calcext:value-type="float">
            <text:p>91</text:p>
          </table:table-cell>
          <table:table-cell table:number-columns-repeated="8"/>
        </table:table-row>
        <table:table-row table:style-name="ro1">
          <table:table-cell table:formula="of:=[.C93]*[.H$1]" office:value-type="float" office:value="0.994759548659419" calcext:value-type="float">
            <text:p>0.99</text:p>
          </table:table-cell>
          <table:table-cell table:formula="of:=[.K$1]*[.C93]" office:value-type="float" office:value="2.48689887164855" calcext:value-type="float">
            <text:p>2.49</text:p>
          </table:table-cell>
          <table:table-cell table:formula="of:=SIN(RADIANS(360*[.D93]/[.$I$1]))" office:value-type="float" office:value="0.248689887164855" calcext:value-type="float">
            <text:p>0.2486898872</text:p>
          </table:table-cell>
          <table:table-cell office:value-type="float" office:value="92" calcext:value-type="float">
            <text:p>92</text:p>
          </table:table-cell>
          <table:table-cell table:number-columns-repeated="8"/>
        </table:table-row>
        <table:table-row table:style-name="ro1">
          <table:table-cell table:formula="of:=[.C94]*[.H$1]" office:value-type="float" office:value="0.872572965586169" calcext:value-type="float">
            <text:p>0.87</text:p>
          </table:table-cell>
          <table:table-cell table:formula="of:=[.K$1]*[.C94]" office:value-type="float" office:value="2.18143241396542" calcext:value-type="float">
            <text:p>2.18</text:p>
          </table:table-cell>
          <table:table-cell table:formula="of:=SIN(RADIANS(360*[.D94]/[.$I$1]))" office:value-type="float" office:value="0.218143241396542" calcext:value-type="float">
            <text:p>0.2181432414</text:p>
          </table:table-cell>
          <table:table-cell office:value-type="float" office:value="93" calcext:value-type="float">
            <text:p>93</text:p>
          </table:table-cell>
          <table:table-cell table:number-columns-repeated="8"/>
        </table:table-row>
        <table:table-row table:style-name="ro1">
          <table:table-cell table:formula="of:=[.C95]*[.H$1]" office:value-type="float" office:value="0.7495252583429" calcext:value-type="float">
            <text:p>0.75</text:p>
          </table:table-cell>
          <table:table-cell table:formula="of:=[.K$1]*[.C95]" office:value-type="float" office:value="1.87381314585725" calcext:value-type="float">
            <text:p>1.87</text:p>
          </table:table-cell>
          <table:table-cell table:formula="of:=SIN(RADIANS(360*[.D95]/[.$I$1]))" office:value-type="float" office:value="0.187381314585725" calcext:value-type="float">
            <text:p>0.1873813146</text:p>
          </table:table-cell>
          <table:table-cell office:value-type="float" office:value="94" calcext:value-type="float">
            <text:p>94</text:p>
          </table:table-cell>
          <table:table-cell table:number-columns-repeated="8"/>
        </table:table-row>
        <table:table-row table:style-name="ro1">
          <table:table-cell table:formula="of:=[.C96]*[.H$1]" office:value-type="float" office:value="0.625737860160924" calcext:value-type="float">
            <text:p>0.63</text:p>
          </table:table-cell>
          <table:table-cell table:formula="of:=[.K$1]*[.C96]" office:value-type="float" office:value="1.56434465040231" calcext:value-type="float">
            <text:p>1.56</text:p>
          </table:table-cell>
          <table:table-cell table:formula="of:=SIN(RADIANS(360*[.D96]/[.$I$1]))" office:value-type="float" office:value="0.156434465040231" calcext:value-type="float">
            <text:p>0.156434465</text:p>
          </table:table-cell>
          <table:table-cell office:value-type="float" office:value="95" calcext:value-type="float">
            <text:p>95</text:p>
          </table:table-cell>
          <table:table-cell table:number-columns-repeated="8"/>
        </table:table-row>
        <table:table-row table:style-name="ro1">
          <table:table-cell table:formula="of:=[.C97]*[.H$1]" office:value-type="float" office:value="0.501332934257216" calcext:value-type="float">
            <text:p>0.50</text:p>
          </table:table-cell>
          <table:table-cell table:formula="of:=[.K$1]*[.C97]" office:value-type="float" office:value="1.25333233564304" calcext:value-type="float">
            <text:p>1.25</text:p>
          </table:table-cell>
          <table:table-cell table:formula="of:=SIN(RADIANS(360*[.D97]/[.$I$1]))" office:value-type="float" office:value="0.125333233564304" calcext:value-type="float">
            <text:p>0.1253332336</text:p>
          </table:table-cell>
          <table:table-cell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table:formula="of:=[.C98]*[.H$1]" office:value-type="float" office:value="0.376433253274057" calcext:value-type="float">
            <text:p>0.38</text:p>
          </table:table-cell>
          <table:table-cell table:formula="of:=[.K$1]*[.C98]" office:value-type="float" office:value="0.941083133185143" calcext:value-type="float">
            <text:p>0.94</text:p>
          </table:table-cell>
          <table:table-cell table:formula="of:=SIN(RADIANS(360*[.D98]/[.$I$1]))" office:value-type="float" office:value="0.0941083133185144" calcext:value-type="float">
            <text:p>0.0941083133</text:p>
          </table:table-cell>
          <table:table-cell office:value-type="float" office:value="97" calcext:value-type="float">
            <text:p>97</text:p>
          </table:table-cell>
          <table:table-cell table:number-columns-repeated="8"/>
        </table:table-row>
        <table:table-row table:style-name="ro1">
          <table:table-cell table:formula="of:=[.C99]*[.H$1]" office:value-type="float" office:value="0.251162078117253" calcext:value-type="float">
            <text:p>0.25</text:p>
          </table:table-cell>
          <table:table-cell table:formula="of:=[.K$1]*[.C99]" office:value-type="float" office:value="0.627905195293131" calcext:value-type="float">
            <text:p>0.63</text:p>
          </table:table-cell>
          <table:table-cell table:formula="of:=SIN(RADIANS(360*[.D99]/[.$I$1]))" office:value-type="float" office:value="0.0627905195293131" calcext:value-type="float">
            <text:p>0.0627905195</text:p>
          </table:table-cell>
          <table:table-cell office:value-type="float" office:value="98" calcext:value-type="float">
            <text:p>98</text:p>
          </table:table-cell>
          <table:table-cell table:number-columns-repeated="8"/>
        </table:table-row>
        <table:table-row table:style-name="ro1">
          <table:table-cell table:formula="of:=[.C100]*[.H$1]" office:value-type="float" office:value="0.125643036312515" calcext:value-type="float">
            <text:p>0.13</text:p>
          </table:table-cell>
          <table:table-cell table:formula="of:=[.K$1]*[.C100]" office:value-type="float" office:value="0.314107590781287" calcext:value-type="float">
            <text:p>0.31</text:p>
          </table:table-cell>
          <table:table-cell table:formula="of:=SIN(RADIANS(360*[.D100]/[.$I$1]))" office:value-type="float" office:value="0.0314107590781287" calcext:value-type="float">
            <text:p>0.0314107591</text:p>
          </table:table-cell>
          <table:table-cell office:value-type="float" office:value="99" calcext:value-type="float">
            <text:p>99</text:p>
          </table:table-cell>
          <table:table-cell table:number-columns-repeated="8"/>
        </table:table-row>
        <table:table-row table:style-name="ro1">
          <table:table-cell table:formula="of:=[.C101]*[.H$1]" office:value-type="float" office:value="4.89858719658941E-016" calcext:value-type="float">
            <text:p>0.00</text:p>
          </table:table-cell>
          <table:table-cell table:formula="of:=[.K$1]*[.C101]" office:value-type="float" office:value="1.22464679914735E-015" calcext:value-type="float">
            <text:p>0.00</text:p>
          </table:table-cell>
          <table:table-cell table:formula="of:=SIN(RADIANS(360*[.D101]/[.$I$1]))" office:value-type="float" office:value="1.22464679914735E-016" calcext:value-type="float">
            <text:p>1.22464679914735E-16</text:p>
          </table:table-cell>
          <table:table-cell office:value-type="float" office:value="100" calcext:value-type="float">
            <text:p>10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7">0000/00/00</text:date>, <text:time style:data-style-name="N2" text:time-value="09:32:02.64538035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7T08:00:48.400245528</meta:creation-date>
    <dc:date>2019-05-27T10:00:07.403037647</dc:date>
    <meta:editing-duration>PT38M55S</meta:editing-duration>
    <meta:editing-cycles>4</meta:editing-cycles>
    <meta:generator>LibreOffice/5.1.6.2$Linux_X86_64 LibreOffice_project/10m0$Build-2</meta:generator>
    <meta:document-statistic meta:table-count="1" meta:cell-count="415" meta:object-count="0"/>
  </office:meta>
</office:document-meta>
</file>